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71588"/>
          <table:table-cell office:value-type="float" office:value="0.781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.0"/>
          <table:table-cell office:value-type="float" office:value="1912.0"/>
          <table:table-cell office:value-type="float" office:value="94414.0"/>
          <table:table-cell office:value-type="float" office:value="339222.0"/>
          <table:table-cell office:value-type="float" office:value="1287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5522"/>
          <table:table-cell office:value-type="float" office:value="1.04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035.0"/>
          <table:table-cell office:value-type="float" office:value="11899.0"/>
          <table:table-cell office:value-type="float" office:value="94414.0"/>
          <table:table-cell office:value-type="float" office:value="339222.0"/>
          <table:table-cell office:value-type="float" office:value="130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65285"/>
          <table:table-cell office:value-type="float" office:value="0.77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946.0"/>
          <table:table-cell office:value-type="float" office:value="94114.0"/>
          <table:table-cell office:value-type="float" office:value="338282.0"/>
          <table:table-cell office:value-type="float" office:value="1498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66406"/>
          <table:table-cell office:value-type="float" office:value="0.727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.0"/>
          <table:table-cell office:value-type="float" office:value="1977.0"/>
          <table:table-cell office:value-type="float" office:value="94414.0"/>
          <table:table-cell office:value-type="float" office:value="339222.0"/>
          <table:table-cell office:value-type="float" office:value="130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7471"/>
          <table:table-cell office:value-type="float" office:value="1.273"/>
          <table:table-cell office:value-type="float" office:value="0.5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1556.0"/>
          <table:table-cell office:value-type="float" office:value="21720.0"/>
          <table:table-cell office:value-type="float" office:value="94414.0"/>
          <table:table-cell office:value-type="float" office:value="339222.0"/>
          <table:table-cell office:value-type="float" office:value="130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46949"/>
          <table:table-cell office:value-type="float" office:value="0.59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969.0"/>
          <table:table-cell office:value-type="float" office:value="94114.0"/>
          <table:table-cell office:value-type="float" office:value="338282.0"/>
          <table:table-cell office:value-type="float" office:value="1502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.78306"/>
          <table:table-cell office:value-type="float" office:value="0.6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104.0"/>
          <table:table-cell office:value-type="float" office:value="94414.0"/>
          <table:table-cell office:value-type="float" office:value="339220.0"/>
          <table:table-cell office:value-type="float" office:value="122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424"/>
          <table:table-cell office:value-type="float" office:value="0.6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617.0"/>
          <table:table-cell office:value-type="float" office:value="94414.0"/>
          <table:table-cell office:value-type="float" office:value="339220.0"/>
          <table:table-cell office:value-type="float" office:value="129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6244"/>
          <table:table-cell office:value-type="float" office:value="0.71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016.0"/>
          <table:table-cell office:value-type="float" office:value="94114.0"/>
          <table:table-cell office:value-type="float" office:value="338280.0"/>
          <table:table-cell office:value-type="float" office:value="1502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64976"/>
          <table:table-cell office:value-type="float" office:value="0.774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1951.0"/>
          <table:table-cell office:value-type="float" office:value="94414.0"/>
          <table:table-cell office:value-type="float" office:value="339230.0"/>
          <table:table-cell office:value-type="float" office:value="130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3911"/>
          <table:table-cell office:value-type="float" office:value="0.902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36.0"/>
          <table:table-cell office:value-type="float" office:value="4480.0"/>
          <table:table-cell office:value-type="float" office:value="94414.0"/>
          <table:table-cell office:value-type="float" office:value="339230.0"/>
          <table:table-cell office:value-type="float" office:value="130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8896"/>
          <table:table-cell office:value-type="float" office:value="0.66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1473.0"/>
          <table:table-cell office:value-type="float" office:value="94114.0"/>
          <table:table-cell office:value-type="float" office:value="338290.0"/>
          <table:table-cell office:value-type="float" office:value="1496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65125"/>
          <table:table-cell office:value-type="float" office:value="0.711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877.0"/>
          <table:table-cell office:value-type="float" office:value="94414.0"/>
          <table:table-cell office:value-type="float" office:value="339231.0"/>
          <table:table-cell office:value-type="float" office:value="130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9844"/>
          <table:table-cell office:value-type="float" office:value="0.69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740.0"/>
          <table:table-cell office:value-type="float" office:value="94414.0"/>
          <table:table-cell office:value-type="float" office:value="339231.0"/>
          <table:table-cell office:value-type="float" office:value="130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5433"/>
          <table:table-cell office:value-type="float" office:value="0.89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47.0"/>
          <table:table-cell office:value-type="float" office:value="5775.0"/>
          <table:table-cell office:value-type="float" office:value="94114.0"/>
          <table:table-cell office:value-type="float" office:value="338291.0"/>
          <table:table-cell office:value-type="float" office:value="1502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45575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187"/>
          <table:table-cell office:value-type="float" office:value="0.5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1632"/>
          <table:table-cell office:value-type="float" office:value="0.5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7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97881"/>
          <table:table-cell office:value-type="float" office:value="0.979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479.0"/>
          <table:table-cell office:value-type="float" office:value="8875.0"/>
          <table:table-cell office:value-type="float" office:value="100350.0"/>
          <table:table-cell office:value-type="float" office:value="356495.0"/>
          <table:table-cell office:value-type="float" office:value="1343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7403"/>
          <table:table-cell office:value-type="float" office:value="0.67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738.0"/>
          <table:table-cell office:value-type="float" office:value="100350.0"/>
          <table:table-cell office:value-type="float" office:value="356495.0"/>
          <table:table-cell office:value-type="float" office:value="131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6571"/>
          <table:table-cell office:value-type="float" office:value="0.761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3.0"/>
          <table:table-cell office:value-type="float" office:value="1988.0"/>
          <table:table-cell office:value-type="float" office:value="100050.0"/>
          <table:table-cell office:value-type="float" office:value="355555.0"/>
          <table:table-cell office:value-type="float" office:value="1473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86049"/>
          <table:table-cell office:value-type="float" office:value="0.801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69.0"/>
          <table:table-cell office:value-type="float" office:value="6919.0"/>
          <table:table-cell office:value-type="float" office:value="100350.0"/>
          <table:table-cell office:value-type="float" office:value="356505.0"/>
          <table:table-cell office:value-type="float" office:value="134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4013"/>
          <table:table-cell office:value-type="float" office:value="0.64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536.0"/>
          <table:table-cell office:value-type="float" office:value="100350.0"/>
          <table:table-cell office:value-type="float" office:value="356505.0"/>
          <table:table-cell office:value-type="float" office:value="131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0384"/>
          <table:table-cell office:value-type="float" office:value="0.77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5.0"/>
          <table:table-cell office:value-type="float" office:value="2856.0"/>
          <table:table-cell office:value-type="float" office:value="100050.0"/>
          <table:table-cell office:value-type="float" office:value="355565.0"/>
          <table:table-cell office:value-type="float" office:value="1471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95932"/>
          <table:table-cell office:value-type="float" office:value="1.085"/>
          <table:table-cell office:value-type="float" office:value="0.4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671.0"/>
          <table:table-cell office:value-type="float" office:value="19962.0"/>
          <table:table-cell office:value-type="float" office:value="100350.0"/>
          <table:table-cell office:value-type="float" office:value="356514.0"/>
          <table:table-cell office:value-type="float" office:value="1343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3523"/>
          <table:table-cell office:value-type="float" office:value="0.77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34.0"/>
          <table:table-cell office:value-type="float" office:value="3849.0"/>
          <table:table-cell office:value-type="float" office:value="100350.0"/>
          <table:table-cell office:value-type="float" office:value="356514.0"/>
          <table:table-cell office:value-type="float" office:value="134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4272"/>
          <table:table-cell office:value-type="float" office:value="0.805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2924.0"/>
          <table:table-cell office:value-type="float" office:value="100050.0"/>
          <table:table-cell office:value-type="float" office:value="355574.0"/>
          <table:table-cell office:value-type="float" office:value="1469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46103"/>
          <table:table-cell office:value-type="float" office:value="0.4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0096"/>
          <table:table-cell office:value-type="float" office:value="0.5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39"/>
          <table:table-cell office:value-type="float" office:value="0.4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23855"/>
          <table:table-cell office:value-type="float" office:value="0.39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2.0"/>
          <table:table-cell office:value-type="float" office:value="2016.0"/>
          <table:table-cell office:value-type="float" office:value="34720.0"/>
          <table:table-cell office:value-type="float" office:value="125677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423"/>
          <table:table-cell office:value-type="float" office:value="0.436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42.0"/>
          <table:table-cell office:value-type="float" office:value="8585.0"/>
          <table:table-cell office:value-type="float" office:value="34720.0"/>
          <table:table-cell office:value-type="float" office:value="125677.0"/>
          <table:table-cell office:value-type="float" office:value="126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8685"/>
          <table:table-cell office:value-type="float" office:value="0.2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724.0"/>
          <table:table-cell office:value-type="float" office:value="34570.0"/>
          <table:table-cell office:value-type="float" office:value="125207.0"/>
          <table:table-cell office:value-type="float" office:value="13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.30071"/>
          <table:table-cell office:value-type="float" office:value="0.446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089.0"/>
          <table:table-cell office:value-type="float" office:value="5337.0"/>
          <table:table-cell office:value-type="float" office:value="34720.0"/>
          <table:table-cell office:value-type="float" office:value="125677.0"/>
          <table:table-cell office:value-type="float" office:value="127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7192"/>
          <table:table-cell office:value-type="float" office:value="0.575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420.0"/>
          <table:table-cell office:value-type="float" office:value="9935.0"/>
          <table:table-cell office:value-type="float" office:value="34720.0"/>
          <table:table-cell office:value-type="float" office:value="125677.0"/>
          <table:table-cell office:value-type="float" office:value="1261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628"/>
          <table:table-cell office:value-type="float" office:value="0.26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26.0"/>
          <table:table-cell office:value-type="float" office:value="34570.0"/>
          <table:table-cell office:value-type="float" office:value="125207.0"/>
          <table:table-cell office:value-type="float" office:value="13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19257"/>
          <table:table-cell office:value-type="float" office:value="0.358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88.0"/>
          <table:table-cell office:value-type="float" office:value="1786.0"/>
          <table:table-cell office:value-type="float" office:value="34720.0"/>
          <table:table-cell office:value-type="float" office:value="125677.0"/>
          <table:table-cell office:value-type="float" office:value="1256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6814"/>
          <table:table-cell office:value-type="float" office:value="0.27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2.0"/>
          <table:table-cell office:value-type="float" office:value="781.0"/>
          <table:table-cell office:value-type="float" office:value="34720.0"/>
          <table:table-cell office:value-type="float" office:value="125677.0"/>
          <table:table-cell office:value-type="float" office:value="127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0094"/>
          <table:table-cell office:value-type="float" office:value="0.2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3.0"/>
          <table:table-cell office:value-type="float" office:value="34570.0"/>
          <table:table-cell office:value-type="float" office:value="125207.0"/>
          <table:table-cell office:value-type="float" office:value="13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20849"/>
          <table:table-cell office:value-type="float" office:value="0.423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08.0"/>
          <table:table-cell office:value-type="float" office:value="4185.0"/>
          <table:table-cell office:value-type="float" office:value="34720.0"/>
          <table:table-cell office:value-type="float" office:value="125677.0"/>
          <table:table-cell office:value-type="float" office:value="127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0012"/>
          <table:table-cell office:value-type="float" office:value="0.378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95.0"/>
          <table:table-cell office:value-type="float" office:value="5408.0"/>
          <table:table-cell office:value-type="float" office:value="34720.0"/>
          <table:table-cell office:value-type="float" office:value="125677.0"/>
          <table:table-cell office:value-type="float" office:value="1264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1864"/>
          <table:table-cell office:value-type="float" office:value="0.2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790.0"/>
          <table:table-cell office:value-type="float" office:value="34570.0"/>
          <table:table-cell office:value-type="float" office:value="125207.0"/>
          <table:table-cell office:value-type="float" office:value="13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.51056"/>
          <table:table-cell office:value-type="float" office:value="0.613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179.0"/>
          <table:table-cell office:value-type="float" office:value="9824.0"/>
          <table:table-cell office:value-type="float" office:value="34720.0"/>
          <table:table-cell office:value-type="float" office:value="125677.0"/>
          <table:table-cell office:value-type="float" office:value="127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8598"/>
          <table:table-cell office:value-type="float" office:value="0.542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90.0"/>
          <table:table-cell office:value-type="float" office:value="6501.0"/>
          <table:table-cell office:value-type="float" office:value="34720.0"/>
          <table:table-cell office:value-type="float" office:value="125677.0"/>
          <table:table-cell office:value-type="float" office:value="124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5163"/>
          <table:table-cell office:value-type="float" office:value="0.2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2.0"/>
          <table:table-cell office:value-type="float" office:value="34570.0"/>
          <table:table-cell office:value-type="float" office:value="125207.0"/>
          <table:table-cell office:value-type="float" office:value="13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3.34261"/>
          <table:table-cell office:value-type="float" office:value="1.003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002.0"/>
          <table:table-cell office:value-type="float" office:value="10964.0"/>
          <table:table-cell office:value-type="float" office:value="89922.0"/>
          <table:table-cell office:value-type="float" office:value="324971.0"/>
          <table:table-cell office:value-type="float" office:value="127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5669"/>
          <table:table-cell office:value-type="float" office:value="0.603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2349.0"/>
          <table:table-cell office:value-type="float" office:value="89922.0"/>
          <table:table-cell office:value-type="float" office:value="324971.0"/>
          <table:table-cell office:value-type="float" office:value="128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3191"/>
          <table:table-cell office:value-type="float" office:value="0.632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3192.0"/>
          <table:table-cell office:value-type="float" office:value="89622.0"/>
          <table:table-cell office:value-type="float" office:value="324031.0"/>
          <table:table-cell office:value-type="float" office:value="1496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75067"/>
          <table:table-cell office:value-type="float" office:value="0.779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93.0"/>
          <table:table-cell office:value-type="float" office:value="6105.0"/>
          <table:table-cell office:value-type="float" office:value="89922.0"/>
          <table:table-cell office:value-type="float" office:value="324970.0"/>
          <table:table-cell office:value-type="float" office:value="128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1014"/>
          <table:table-cell office:value-type="float" office:value="0.63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1548.0"/>
          <table:table-cell office:value-type="float" office:value="89922.0"/>
          <table:table-cell office:value-type="float" office:value="324970.0"/>
          <table:table-cell office:value-type="float" office:value="128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7303"/>
          <table:table-cell office:value-type="float" office:value="0.57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1396.0"/>
          <table:table-cell office:value-type="float" office:value="89622.0"/>
          <table:table-cell office:value-type="float" office:value="324030.0"/>
          <table:table-cell office:value-type="float" office:value="1474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83276"/>
          <table:table-cell office:value-type="float" office:value="0.902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372.0"/>
          <table:table-cell office:value-type="float" office:value="7726.0"/>
          <table:table-cell office:value-type="float" office:value="89922.0"/>
          <table:table-cell office:value-type="float" office:value="324970.0"/>
          <table:table-cell office:value-type="float" office:value="128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6575"/>
          <table:table-cell office:value-type="float" office:value="1.533"/>
          <table:table-cell office:value-type="float" office:value="0.99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4447.0"/>
          <table:table-cell office:value-type="float" office:value="42475.0"/>
          <table:table-cell office:value-type="float" office:value="89922.0"/>
          <table:table-cell office:value-type="float" office:value="324970.0"/>
          <table:table-cell office:value-type="float" office:value="129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58926"/>
          <table:table-cell office:value-type="float" office:value="0.726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46.0"/>
          <table:table-cell office:value-type="float" office:value="9355.0"/>
          <table:table-cell office:value-type="float" office:value="89622.0"/>
          <table:table-cell office:value-type="float" office:value="324030.0"/>
          <table:table-cell office:value-type="float" office:value="148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5.59415"/>
          <table:table-cell office:value-type="float" office:value="3.176"/>
          <table:table-cell office:value-type="float" office:value="2.1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281.0"/>
          <table:table-cell office:value-type="float" office:value="38612.0"/>
          <table:table-cell office:value-type="float" office:value="89922.0"/>
          <table:table-cell office:value-type="float" office:value="324970.0"/>
          <table:table-cell office:value-type="float" office:value="1292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2754"/>
          <table:table-cell office:value-type="float" office:value="1.133"/>
          <table:table-cell office:value-type="float" office:value="0.4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81.0"/>
          <table:table-cell office:value-type="float" office:value="15403.0"/>
          <table:table-cell office:value-type="float" office:value="89922.0"/>
          <table:table-cell office:value-type="float" office:value="324970.0"/>
          <table:table-cell office:value-type="float" office:value="1292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1451"/>
          <table:table-cell office:value-type="float" office:value="0.687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9.0"/>
          <table:table-cell office:value-type="float" office:value="3812.0"/>
          <table:table-cell office:value-type="float" office:value="89622.0"/>
          <table:table-cell office:value-type="float" office:value="324030.0"/>
          <table:table-cell office:value-type="float" office:value="1464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73403"/>
          <table:table-cell office:value-type="float" office:value="0.777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77.0"/>
          <table:table-cell office:value-type="float" office:value="5916.0"/>
          <table:table-cell office:value-type="float" office:value="89922.0"/>
          <table:table-cell office:value-type="float" office:value="324972.0"/>
          <table:table-cell office:value-type="float" office:value="129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2347"/>
          <table:table-cell office:value-type="float" office:value="0.59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927.0"/>
          <table:table-cell office:value-type="float" office:value="89922.0"/>
          <table:table-cell office:value-type="float" office:value="324972.0"/>
          <table:table-cell office:value-type="float" office:value="1292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9445"/>
          <table:table-cell office:value-type="float" office:value="0.751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730.0"/>
          <table:table-cell office:value-type="float" office:value="9088.0"/>
          <table:table-cell office:value-type="float" office:value="89622.0"/>
          <table:table-cell office:value-type="float" office:value="324032.0"/>
          <table:table-cell office:value-type="float" office:value="1502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06045"/>
          <table:table-cell office:value-type="float" office:value="0.1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919.0"/>
          <table:table-cell office:value-type="float" office:value="11598.0"/>
          <table:table-cell office:value-type="float" office:value="4222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1968"/>
          <table:table-cell office:value-type="float" office:value="0.19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6.0"/>
          <table:table-cell office:value-type="float" office:value="1135.0"/>
          <table:table-cell office:value-type="float" office:value="11598.0"/>
          <table:table-cell office:value-type="float" office:value="42225.0"/>
          <table:table-cell office:value-type="float" office:value="125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1729"/>
          <table:table-cell office:value-type="float" office:value="0.15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6.0"/>
          <table:table-cell office:value-type="float" office:value="11538.0"/>
          <table:table-cell office:value-type="float" office:value="42037.0"/>
          <table:table-cell office:value-type="float" office:value="1296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07842"/>
          <table:table-cell office:value-type="float" office:value="0.25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32.0"/>
          <table:table-cell office:value-type="float" office:value="1838.0"/>
          <table:table-cell office:value-type="float" office:value="11598.0"/>
          <table:table-cell office:value-type="float" office:value="42225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5098"/>
          <table:table-cell office:value-type="float" office:value="0.08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7.0"/>
          <table:table-cell office:value-type="float" office:value="733.0"/>
          <table:table-cell office:value-type="float" office:value="11598.0"/>
          <table:table-cell office:value-type="float" office:value="42225.0"/>
          <table:table-cell office:value-type="float" office:value="126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4422"/>
          <table:table-cell office:value-type="float" office:value="0.07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11538.0"/>
          <table:table-cell office:value-type="float" office:value="42037.0"/>
          <table:table-cell office:value-type="float" office:value="12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03811"/>
          <table:table-cell office:value-type="float" office:value="0.14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29.0"/>
          <table:table-cell office:value-type="float" office:value="11598.0"/>
          <table:table-cell office:value-type="float" office:value="4222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8201"/>
          <table:table-cell office:value-type="float" office:value="0.18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14.0"/>
          <table:table-cell office:value-type="float" office:value="11598.0"/>
          <table:table-cell office:value-type="float" office:value="4222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1885"/>
          <table:table-cell office:value-type="float" office:value="0.09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1538.0"/>
          <table:table-cell office:value-type="float" office:value="42037.0"/>
          <table:table-cell office:value-type="float" office:value="12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13849"/>
          <table:table-cell office:value-type="float" office:value="0.10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3.0"/>
          <table:table-cell office:value-type="float" office:value="1004.0"/>
          <table:table-cell office:value-type="float" office:value="11598.0"/>
          <table:table-cell office:value-type="float" office:value="4222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8585"/>
          <table:table-cell office:value-type="float" office:value="0.13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65.0"/>
          <table:table-cell office:value-type="float" office:value="11598.0"/>
          <table:table-cell office:value-type="float" office:value="4222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4026"/>
          <table:table-cell office:value-type="float" office:value="0.1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1538.0"/>
          <table:table-cell office:value-type="float" office:value="42037.0"/>
          <table:table-cell office:value-type="float" office:value="1287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09924"/>
          <table:table-cell office:value-type="float" office:value="0.15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65.0"/>
          <table:table-cell office:value-type="float" office:value="11598.0"/>
          <table:table-cell office:value-type="float" office:value="42225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6753"/>
          <table:table-cell office:value-type="float" office:value="0.2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628.0"/>
          <table:table-cell office:value-type="float" office:value="11598.0"/>
          <table:table-cell office:value-type="float" office:value="42225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593"/>
          <table:table-cell office:value-type="float" office:value="0.1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4.0"/>
          <table:table-cell office:value-type="float" office:value="11538.0"/>
          <table:table-cell office:value-type="float" office:value="42037.0"/>
          <table:table-cell office:value-type="float" office:value="12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